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 + draw (Escena)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2:54:59.7848801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0-12-02T12:55:41.780222479</dc:date>
    <meta:editing-duration>PT3H45M42S</meta:editing-duration>
    <meta:editing-cycles>13</meta:editing-cycles>
    <meta:document-statistic meta:table-count="1" meta:cell-count="147" meta:object-count="0"/>
  </office:meta>
</office:document-meta>
</file>